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eXGyrePagella" svg:font-family="TeXGyrePagel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4.896cm" fo:margin-left="1.069cm" table:align="left"/>
    </style:style>
    <style:style style:name="Tableau1.A" style:family="table-column">
      <style:table-column-properties style:column-width="14.896cm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4.896cm" fo:margin-left="1.069cm" table:align="left"/>
    </style:style>
    <style:style style:name="Tableau2.A" style:family="table-column">
      <style:table-column-properties style:column-width="14.896cm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style:font-name="TeXGyrePagella" fo:font-size="12pt" fo:language="en" fo:country="GB" fo:font-style="normal" style:text-underline-style="none" officeooo:rsid="001a94ed" officeooo:paragraph-rsid="00203612" style:font-size-asian="10.5pt" style:font-style-asian="normal" style:font-size-complex="12pt" style:font-style-complex="normal"/>
    </style:style>
    <style:style style:name="P2" style:family="paragraph" style:parent-style-name="Standard">
      <style:paragraph-properties fo:text-align="justify" style:justify-single-word="false"/>
      <style:text-properties style:font-name="TeXGyrePagella" fo:language="en" fo:country="GB" officeooo:paragraph-rsid="00259c26"/>
    </style:style>
    <style:style style:name="P3" style:family="paragraph" style:parent-style-name="Standard">
      <style:text-properties fo:language="en" fo:country="GB" officeooo:rsid="001a94ed" officeooo:paragraph-rsid="001a94ed" style:font-size-asian="10.5pt"/>
    </style:style>
    <style:style style:name="P4" style:family="paragraph" style:parent-style-name="Standard">
      <style:paragraph-properties fo:text-align="justify" style:justify-single-word="false"/>
      <style:text-properties officeooo:paragraph-rsid="00305ee5"/>
    </style:style>
    <style:style style:name="P5" style:family="paragraph" style:parent-style-name="Standard">
      <style:paragraph-properties fo:text-align="justify" style:justify-single-word="false"/>
      <style:text-properties style:font-name="TeXGyrePagella" fo:language="en" fo:country="GB" officeooo:rsid="00411e80" officeooo:paragraph-rsid="00471c73"/>
    </style:style>
    <style:style style:name="P6" style:family="paragraph" style:parent-style-name="Standard">
      <style:paragraph-properties fo:text-align="justify" style:justify-single-word="false"/>
      <style:text-properties style:font-name="TeXGyrePagella" fo:language="en" fo:country="GB" fo:font-style="normal" officeooo:rsid="002b4393" officeooo:paragraph-rsid="00259c26" style:font-style-asian="normal" style:font-style-complex="normal"/>
    </style:style>
    <style:style style:name="P7" style:family="paragraph" style:parent-style-name="Standard">
      <style:text-properties style:font-name="TeXGyrePagella" fo:language="en" fo:country="GB" fo:font-style="normal" officeooo:rsid="002b4393" officeooo:paragraph-rsid="0028c353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TeXGyrePagella" fo:language="en" fo:country="GB" officeooo:rsid="00471c73" officeooo:paragraph-rsid="00471c73"/>
    </style:style>
    <style:style style:name="P9" style:family="paragraph" style:parent-style-name="Standard">
      <style:text-properties fo:language="en" fo:country="GB"/>
    </style:style>
    <style:style style:name="P10" style:family="paragraph" style:parent-style-name="Standard">
      <style:paragraph-properties fo:text-align="justify" style:justify-single-word="false"/>
      <style:text-properties fo:language="en" fo:country="GB" officeooo:rsid="003f3e3f" officeooo:paragraph-rsid="003f3e3f"/>
    </style:style>
    <style:style style:name="P11" style:family="paragraph" style:parent-style-name="Standard">
      <style:paragraph-properties fo:text-align="justify" style:justify-single-word="false"/>
      <style:text-properties fo:language="en" fo:country="GB" officeooo:rsid="003f3e3f" officeooo:paragraph-rsid="00471c73"/>
    </style:style>
    <style:style style:name="P12" style:family="paragraph" style:parent-style-name="Standard">
      <style:paragraph-properties fo:text-align="justify" style:justify-single-word="false"/>
      <style:text-properties fo:language="en" fo:country="GB" officeooo:paragraph-rsid="00305ee5"/>
    </style:style>
    <style:style style:name="P13" style:family="paragraph" style:parent-style-name="Text_20_body">
      <style:text-properties fo:language="en" fo:country="GB"/>
    </style:style>
    <style:style style:name="P14" style:family="paragraph" style:parent-style-name="Heading_20_1">
      <style:paragraph-properties fo:text-align="start" style:justify-single-word="false"/>
      <style:text-properties fo:language="en" fo:country="GB" officeooo:paragraph-rsid="001d3a58"/>
    </style:style>
    <style:style style:name="P15" style:family="paragraph" style:parent-style-name="Heading_20_2">
      <style:paragraph-properties fo:text-align="justify" style:justify-single-word="false">
        <style:tab-stops>
          <style:tab-stop style:position="-0.106cm"/>
        </style:tab-stops>
      </style:paragraph-properties>
      <style:text-properties fo:language="en" fo:country="GB" style:text-underline-style="solid" style:text-underline-width="auto" style:text-underline-color="font-color" style:font-size-asian="20pt"/>
    </style:style>
    <style:style style:name="P16" style:family="paragraph" style:parent-style-name="Heading_20_3">
      <style:paragraph-properties fo:text-align="justify" style:justify-single-word="false"/>
      <style:text-properties fo:color="#000000" style:font-name="TeXGyrePagella" fo:language="en" fo:country="GB" fo:font-style="normal" style:text-underline-style="solid" style:text-underline-width="auto" style:text-underline-color="font-color" style:font-style-asian="normal" style:font-style-complex="normal"/>
    </style:style>
    <style:style style:name="P17" style:family="paragraph" style:parent-style-name="Table_20_Contents">
      <style:paragraph-properties fo:text-align="start" style:justify-single-word="false"/>
      <style:text-properties officeooo:rsid="0045ebb9" officeooo:paragraph-rsid="0045ebb9"/>
    </style:style>
    <style:style style:name="P18" style:family="paragraph" style:parent-style-name="Table_20_Contents">
      <style:paragraph-properties fo:text-align="start" style:justify-single-word="false"/>
      <style:text-properties officeooo:rsid="0045ebb9" officeooo:paragraph-rsid="00471c73"/>
    </style:style>
    <style:style style:name="T1" style:family="text">
      <style:text-properties style:font-name="TeXGyrePagella"/>
    </style:style>
    <style:style style:name="T2" style:family="text">
      <style:text-properties style:font-name="TeXGyrePagella" fo:font-size="22pt" fo:font-style="italic" style:font-size-asian="22pt" style:font-style-asian="italic" style:font-size-complex="22pt" style:font-style-complex="italic"/>
    </style:style>
    <style:style style:name="T3" style:family="text">
      <style:text-properties style:font-name="TeXGyrePagella"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style:font-name="TeXGyrePagella" fo:font-size="20pt" fo:font-style="normal" style:font-style-asian="normal" style:font-size-complex="20pt" style:font-style-complex="normal"/>
    </style:style>
    <style:style style:name="T5" style:family="text">
      <style:text-properties style:font-name="TeXGyrePagella" fo:font-size="20pt" fo:font-style="normal" officeooo:rsid="001eaa21" style:font-style-asian="normal" style:font-size-complex="20pt" style:font-style-complex="normal"/>
    </style:style>
    <style:style style:name="T6" style:family="text">
      <style:text-properties style:font-name="TeXGyrePagella" fo:language="en" fo:country="GB"/>
    </style:style>
    <style:style style:name="T7" style:family="text">
      <style:text-properties style:font-name="TeXGyrePagella" fo:language="en" fo:country="GB" fo:font-style="normal" officeooo:rsid="002b4393" style:font-style-asian="normal" style:font-style-complex="normal"/>
    </style:style>
    <style:style style:name="T8" style:family="text">
      <style:text-properties style:font-name="TeXGyrePagella" fo:language="en" fo:country="GB" fo:font-style="normal" officeooo:rsid="00305ee5" style:font-style-asian="normal" style:font-style-complex="normal"/>
    </style:style>
    <style:style style:name="T9" style:family="text">
      <style:text-properties style:font-name="TeXGyrePagella" fo:language="en" fo:country="GB" fo:font-style="normal" officeooo:rsid="00310156" style:font-style-asian="normal" style:font-style-complex="normal"/>
    </style:style>
    <style:style style:name="T10" style:family="text">
      <style:text-properties style:font-name="TeXGyrePagella" fo:language="en" fo:country="GB" fo:font-style="normal" officeooo:rsid="00344cc2" style:font-style-asian="normal" style:font-style-complex="normal"/>
    </style:style>
    <style:style style:name="T11" style:family="text">
      <style:text-properties style:font-name="TeXGyrePagella" fo:language="en" fo:country="GB" fo:font-style="normal" officeooo:rsid="0031a522" style:font-style-asian="normal" style:font-style-complex="normal"/>
    </style:style>
    <style:style style:name="T12" style:family="text">
      <style:text-properties style:font-name="TeXGyrePagella" fo:language="en" fo:country="GB" fo:font-style="normal" officeooo:rsid="0035bb19" style:font-style-asian="normal" style:font-style-complex="normal"/>
    </style:style>
    <style:style style:name="T13" style:family="text">
      <style:text-properties style:font-name="TeXGyrePagella" fo:language="en" fo:country="GB" officeooo:rsid="0039ba3a"/>
    </style:style>
    <style:style style:name="T14" style:family="text">
      <style:text-properties style:font-name="TeXGyrePagella" fo:language="en" fo:country="GB" fo:font-style="italic" officeooo:rsid="0039ba3a" style:font-style-asian="italic" style:font-style-complex="italic"/>
    </style:style>
    <style:style style:name="T15" style:family="text">
      <style:text-properties style:font-name="TeXGyrePagella" fo:language="en" fo:country="GB" officeooo:rsid="00411e80" style:font-size-asian="10.5pt"/>
    </style:style>
    <style:style style:name="T16" style:family="text">
      <style:text-properties style:font-name="TeXGyrePagella" fo:language="en" fo:country="GB" officeooo:rsid="003834ba"/>
    </style:style>
    <style:style style:name="T17" style:family="text">
      <style:text-properties style:font-name="TeXGyrePagella" fo:language="en" fo:country="GB" officeooo:rsid="0038375d"/>
    </style:style>
    <style:style style:name="T18" style:family="text">
      <style:text-properties style:font-name="TeXGyrePagella" fo:language="en" fo:country="US" fo:font-style="normal" officeooo:rsid="002b4393" style:font-style-asian="normal" style:font-style-complex="normal"/>
    </style:style>
    <style:style style:name="T19" style:family="text">
      <style:text-properties style:font-name="TeXGyrePagella" fo:language="en" fo:country="US" fo:font-style="normal" officeooo:rsid="00305ee5" style:font-style-asian="normal" style:font-style-complex="normal"/>
    </style:style>
    <style:style style:name="T20" style:family="text">
      <style:text-properties style:font-name="TeXGyrePagella" fo:language="en" fo:country="US" fo:font-style="normal" officeooo:rsid="00310156" style:font-style-asian="normal" style:font-style-complex="normal"/>
    </style:style>
    <style:style style:name="T21" style:family="text">
      <style:text-properties style:font-name="TeXGyrePagella" fo:language="en" fo:country="US" fo:font-style="normal" officeooo:rsid="00344cc2" style:font-style-asian="normal" style:font-style-complex="normal"/>
    </style:style>
    <style:style style:name="T22" style:family="text">
      <style:text-properties style:font-name="TeXGyrePagella" fo:language="en" fo:country="US" fo:font-style="normal" officeooo:rsid="0031a522" style:font-style-asian="normal" style:font-style-complex="normal"/>
    </style:style>
    <style:style style:name="T23" style:family="text">
      <style:text-properties style:font-name="TeXGyrePagella" fo:language="en" fo:country="US" fo:font-style="normal" officeooo:rsid="0035bb19" style:font-style-asian="normal" style:font-style-complex="normal"/>
    </style:style>
    <style:style style:name="T24" style:family="text">
      <style:text-properties style:font-name="TeXGyrePagella" fo:language="en" fo:country="US" officeooo:rsid="00411e80"/>
    </style:style>
    <style:style style:name="T25" style:family="text">
      <style:text-properties style:font-name="TeXGyrePagella" fo:font-size="12pt" fo:language="en" fo:country="GB" fo:font-style="normal" style:text-underline-style="none" officeooo:rsid="00203612" style:font-size-asian="10.5pt" style:font-style-asian="normal" style:font-size-complex="12pt" style:font-style-complex="normal"/>
    </style:style>
    <style:style style:name="T26" style:family="text">
      <style:text-properties style:font-name="TeXGyrePagella" fo:font-size="12pt" fo:font-style="normal" style:text-underline-style="none" officeooo:rsid="00203612" style:font-size-asian="10.5pt" style:font-style-asian="normal" style:font-size-complex="12pt" style:font-style-complex="normal"/>
    </style:style>
    <style:style style:name="T27" style:family="text">
      <style:text-properties style:font-name="TeXGyrePagella" officeooo:rsid="003834ba"/>
    </style:style>
    <style:style style:name="T28" style:family="text">
      <style:text-properties style:font-name="TeXGyrePagella" officeooo:rsid="0038375d"/>
    </style:style>
    <style:style style:name="T29" style:family="text">
      <style:text-properties style:font-name="TeXGyrePagella" officeooo:rsid="0039ba3a"/>
    </style:style>
    <style:style style:name="T30" style:family="text">
      <style:text-properties style:font-name="TeXGyrePagella" fo:font-style="italic" officeooo:rsid="0039ba3a" style:font-style-asian="italic" style:font-style-complex="italic"/>
    </style:style>
    <style:style style:name="T31" style:family="text">
      <style:text-properties style:font-name="TeXGyrePagella" officeooo:rsid="00411e80"/>
    </style:style>
    <style:style style:name="T32" style:family="text">
      <style:text-properties style:font-name="TeXGyrePagella" fo:font-style="normal" officeooo:rsid="002b4393" style:font-style-asian="normal" style:font-style-complex="normal"/>
    </style:style>
    <style:style style:name="T33" style:family="text">
      <style:text-properties style:font-name="TeXGyrePagella" fo:font-style="normal" officeooo:rsid="00305ee5" style:font-style-asian="normal" style:font-style-complex="normal"/>
    </style:style>
    <style:style style:name="T34" style:family="text">
      <style:text-properties style:font-name="TeXGyrePagella" fo:font-style="normal" officeooo:rsid="00310156" style:font-style-asian="normal" style:font-style-complex="normal"/>
    </style:style>
    <style:style style:name="T35" style:family="text">
      <style:text-properties style:font-name="TeXGyrePagella" fo:font-style="normal" officeooo:rsid="00344cc2" style:font-style-asian="normal" style:font-style-complex="normal"/>
    </style:style>
    <style:style style:name="T36" style:family="text">
      <style:text-properties style:font-name="TeXGyrePagella" fo:font-style="normal" officeooo:rsid="0031a522" style:font-style-asian="normal" style:font-style-complex="normal"/>
    </style:style>
    <style:style style:name="T37" style:family="text">
      <style:text-properties style:font-name="TeXGyrePagella" fo:font-style="normal" officeooo:rsid="0035bb19" style:font-style-asian="normal" style:font-style-complex="normal"/>
    </style:style>
    <style:style style:name="T38" style:family="text">
      <style:text-properties style:font-name="TeXGyrePagella" officeooo:rsid="00411e80" style:font-size-asian="10.5pt"/>
    </style:style>
    <style:style style:name="T39" style:family="text">
      <style:text-properties officeooo:rsid="001d3a58"/>
    </style:style>
    <style:style style:name="T40" style:family="text">
      <style:text-properties fo:font-style="italic" officeooo:rsid="00259c26" style:font-size-asian="10.5pt" style:font-style-asian="italic" style:font-style-complex="italic"/>
    </style:style>
    <style:style style:name="T41" style:family="text">
      <style:text-properties fo:font-style="italic" officeooo:rsid="0028c353" style:font-style-asian="italic" style:font-style-complex="italic"/>
    </style:style>
    <style:style style:name="T42" style:family="text">
      <style:text-properties officeooo:rsid="00203612"/>
    </style:style>
    <style:style style:name="T43" style:family="text">
      <style:text-properties fo:font-style="normal" officeooo:rsid="00259c26" style:font-size-asian="10.5pt" style:font-style-asian="normal" style:font-style-complex="normal"/>
    </style:style>
    <style:style style:name="T44" style:family="text">
      <style:text-properties fo:font-style="normal" officeooo:rsid="00277719" style:font-size-asian="10.5pt" style:font-style-asian="normal" style:font-style-complex="normal"/>
    </style:style>
    <style:style style:name="T45" style:family="text">
      <style:text-properties fo:font-style="normal" officeooo:rsid="0028c353" style:font-style-asian="normal" style:font-style-complex="normal"/>
    </style:style>
    <style:style style:name="T46" style:family="text">
      <style:text-properties fo:font-style="normal" officeooo:rsid="002a7cd2" style:font-style-asian="normal" style:font-style-complex="normal"/>
    </style:style>
    <style:style style:name="T47" style:family="text">
      <style:text-properties fo:font-style="normal" officeooo:rsid="002b4393" style:font-style-asian="normal" style:font-style-complex="normal"/>
    </style:style>
    <style:style style:name="T48" style:family="text">
      <style:text-properties fo:language="en" fo:country="US"/>
    </style:style>
    <style:style style:name="T49" style:family="text">
      <style:text-properties fo:language="en" fo:country="US" officeooo:rsid="0028c353"/>
    </style:style>
    <style:style style:name="T50" style:family="text">
      <style:text-properties fo:language="en" fo:country="US" fo:font-style="italic" officeooo:rsid="0028c353" style:font-style-asian="italic" style:font-style-complex="italic"/>
    </style:style>
    <style:style style:name="T51" style:family="text">
      <style:text-properties fo:language="en" fo:country="US" fo:font-style="normal" officeooo:rsid="0028c353" style:font-style-asian="normal" style:font-style-complex="normal"/>
    </style:style>
    <style:style style:name="T52" style:family="text">
      <style:text-properties fo:language="en" fo:country="US" fo:font-style="normal" officeooo:rsid="002a7cd2" style:font-style-asian="normal" style:font-style-complex="normal"/>
    </style:style>
    <style:style style:name="T53" style:family="text">
      <style:text-properties fo:language="en" fo:country="US" fo:font-style="normal" officeooo:rsid="002b4393" style:font-style-asian="normal" style:font-style-complex="normal"/>
    </style:style>
    <style:style style:name="T54" style:family="text">
      <style:text-properties style:font-size-asian="10.5pt"/>
    </style:style>
    <style:style style:name="T55" style:family="text">
      <style:text-properties officeooo:rsid="0028c353" style:font-size-asian="10.5pt"/>
    </style:style>
    <style:style style:name="T56" style:family="text">
      <style:text-properties officeooo:rsid="00257185" style:font-size-asian="10.5pt"/>
    </style:style>
    <style:style style:name="T57" style:family="text">
      <style:text-properties officeooo:rsid="00259c26" style:font-size-asian="10.5pt"/>
    </style:style>
    <style:style style:name="T58" style:family="text">
      <style:text-properties officeooo:rsid="00411e80" style:font-size-asian="10.5pt"/>
    </style:style>
    <style:style style:name="T59" style:family="text">
      <style:text-properties fo:language="en" fo:country="GB"/>
    </style:style>
    <style:style style:name="T60" style:family="text">
      <style:text-properties officeooo:rsid="0028c353"/>
    </style:style>
    <style:style style:name="T61" style:family="text">
      <style:text-properties officeooo:rsid="00471c73"/>
    </style:style>
    <style:style style:name="T62" style:family="text">
      <style:text-properties officeooo:rsid="00411e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h text:style-name="P14" text:outline-level="1"><text:span text:style-name="T3">II) How to use Fl-AIR ?</text:span><text:span text:style-name="T2"><text:line-break/></text:span></text:h>
      <text:p text:style-name="P1">This <text:span text:style-name="T42">section will explain how to install Fl-AIR on your computer. This part </text:span>is very important <text:span text:style-name="T39">and must be read and understood before starting to work with the framework.<text:line-break/></text:span></text:p>
      <text:h text:style-name="P15" text:outline-level="2"><text:span text:style-name="T5">1</text:span><text:span text:style-name="T4">) Prerequisites</text:span></text:h>
      <text:h text:style-name="P16" text:outline-level="3">a) Linux</text:h>
      <text:p text:style-name="P3"/>
      <text:p text:style-name="P2"><text:span text:style-name="T56"><text:s text:c="5"/>First of all, make sure that you have a Linux distribution on your computer. </text:span><text:span text:style-name="T57">The recommended distribution is </text:span><text:span text:style-name="T40">Mint </text:span><text:span text:style-name="T43">downloadable here : </text:span><text:a xlink:type="simple" xlink:href="https://linuxmint.com/"><text:span text:style-name="T44">https://linuxmint.com/</text:span></text:a><text:span text:style-name="T43">. </text:span><text:span text:style-name="T55">This distribution is popular, </text:span><text:bookmark text:name="result_box"/>user-friendly <text:span text:style-name="T60">and simple to install. However, you are not forced to choose </text:span><text:span text:style-name="T41">Mint</text:span><text:span text:style-name="T45">, you can also work with </text:span><text:span text:style-name="T46">another distribution like </text:span><text:span text:style-name="T41">Ubuntu</text:span><text:span text:style-name="T45"> for example. </text:span><text:span text:style-name="T47">Whatever your choice, be careful to choose the 64-bit version if you have a recent computer.</text:span></text:p>
      <text:p text:style-name="P4"><text:span text:style-name="T7"><text:s text:c="5"/>A</text:span><text:span text:style-name="T8">s </text:span><text:span text:style-name="T25">Fl-AIR</text:span><text:span text:style-name="T8"> works on Linux, make sure to know how to use </text:span><text:span text:style-name="T9">this operating system through the </text:span><text:span text:style-name="T10">terminal</text:span><text:span text:style-name="T9"> </text:span><text:span text:style-name="T11">where a lot of operations will be executed. </text:span><text:span text:style-name="T12">For beginners, this </text:span><text:a xlink:type="simple" xlink:href="http://ryanstutorials.net/linuxtutorial/"><text:span text:style-name="T59">tutorial</text:span></text:a><text:span text:style-name="T12"> will give you some knowledge about </text:span><text:span text:style-name="T6">the Bash command line interface. </text:span><text:span text:style-name="T16">It is important to know that on the target (uav), unlike the computer, </text:span><text:span text:style-name="T17">there is only a root account without password. </text:span><text:span text:style-name="T13">Moreover, only two text editors are available on the target : </text:span><text:span text:style-name="T14">vi</text:span><text:span text:style-name="T13"> and </text:span><text:span text:style-name="T14">nano</text:span><text:span text:style-name="T13">.</text:span></text:p>
      <text:p text:style-name="P10"><text:span text:style-name="T1">Subsequently, for all the tutorial, shell commands that have to be executed on your computer will be </text:span><text:span text:style-name="T31">indicated as follows, with a dollar </text:span><text:span text:style-name="T38">symbol</text:span><text:span text:style-name="T31"> $ :</text:span></text:p>
      <text:p text:style-name="P10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7">$ command</text:p>
          </table:table-cell>
        </table:table-row>
      </table:table>
      <text:p text:style-name="P10"/>
      <text:p text:style-name="P8">Shell commands for the target will be <text:span text:style-name="T62">indicated as follows, with a sharp </text:span><text:span text:style-name="T58">symbol</text:span><text:span text:style-name="T62"> </text:span>#<text:span text:style-name="T62"> :</text:span></text:p>
      <text:p text:style-name="P1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8"><text:span text:style-name="T61">#</text:span> command</text:p>
          </table:table-cell>
        </table:table-row>
      </table:table>
      <text:p text:style-name="P5"/>
      <text:p text:style-name="P12"/>
      <text:p text:style-name="P2"/>
      <text:p text:style-name="P2"/>
      <text:p text:style-name="P13"><text:s/></text:p>
      <text:p text:style-name="P6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eXGyrePagella" svg:font-family="TeXGyrePagel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7:23:04.808267814</meta:creation-date>
    <dc:date>2017-03-08T20:21:16.433720502</dc:date>
    <meta:editing-duration>PT2H39M24S</meta:editing-duration>
    <meta:editing-cycles>43</meta:editing-cycles>
    <meta:generator>LibreOffice/4.2.8.2$Linux_X86_64 LibreOffice_project/420m0$Build-2</meta:generator>
    <meta:document-statistic meta:table-count="2" meta:image-count="0" meta:object-count="0" meta:page-count="1" meta:paragraph-count="11" meta:word-count="228" meta:character-count="1338" meta:non-whitespace-character-count="1107"/>
  </office:meta>
</office:document-meta>
</file>